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98af7" officeooo:paragraph-rsid="00298af7"/>
    </style:style>
    <style:style style:name="P2" style:family="paragraph" style:parent-style-name="Standard">
      <style:text-properties officeooo:rsid="002a8dc2" officeooo:paragraph-rsid="002a8dc2"/>
    </style:style>
    <style:style style:name="P3" style:family="paragraph" style:parent-style-name="Standard">
      <style:text-properties officeooo:rsid="002cb741" officeooo:paragraph-rsid="002cb741"/>
    </style:style>
    <style:style style:name="P4" style:family="paragraph" style:parent-style-name="Standard">
      <style:text-properties officeooo:rsid="002e2e6d" officeooo:paragraph-rsid="002e2e6d"/>
    </style:style>
    <style:style style:name="P5" style:family="paragraph" style:parent-style-name="Standard">
      <style:text-properties officeooo:rsid="002fbd5d" officeooo:paragraph-rsid="002fbd5d"/>
    </style:style>
    <style:style style:name="T1" style:family="text">
      <style:text-properties officeooo:rsid="002b51df"/>
    </style:style>
    <style:style style:name="T2" style:family="text">
      <style:text-properties officeooo:rsid="002f153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le I/O</text:p>
      <text:p text:style-name="P1"/>
      <text:p text:style-name="P1">Hello, in this video we will be discussing file I/O</text:p>
      <text:p text:style-name="P1"/>
      <text:p text:style-name="P1">Reading and writing to files is an important part of any serious piece of software. Files are used to store a user data, as well as software state information like configurations, version data, and security keys. C++ uses the same stream operarations to read and write to files as it does to read and write to a console. </text:p>
      <text:p text:style-name="P1"/>
      <text:p text:style-name="P1">The classes needed to access files are defined in the fstream header. The key classes are ifstream, ofstream, and fstream. File I/O can be done in either character or binary mode. </text:p>
      <text:p text:style-name="P1"/>
      <text:p text:style-name="P2">Std::ifstream is used to read from files, and is a read only stream. Once a file is open for reading you can use the extraction operator to read in data to variables just like std::cin. <text:span text:style-name="T1">You can also use some low level functions, which we will be covering later. </text:span></text:p>
      <text:p text:style-name="P2"/>
      <text:p text:style-name="P3">The std::ofstream is used to write data to file, and is a write only stream. Once a file is open for writing you can output data using the insertion operator just like std::cout. You can also use lower level functions like put and write, which we will be discussing later. Also, you can call flush on the output to make sure data gets written out to the file while your program is running. </text:p>
      <text:p text:style-name="P3"/>
      <text:p text:style-name="P4">The std::fstream is just a combination of the ifstream and ofstream. It can be used for both input and output at the same time. This is very useful in Linux and Unix for reading and writing to serial TTY’s and named pipes. Thye can also be used for on-disk random access memory. Most of the time though, you will be doing reading or writing and not usually both at the same time. </text:p>
      <text:p text:style-name="P4"/>
      <text:p text:style-name="P4">There are several different modes you can open a file in. The first, std::ios::in opens the stream in read only. This is the defualt state for ifstreams. However you can create a read only fstream by using this mode. Next is the std::ios::out mode, which is write only. This is the default mode for ofstream. Std::ios::app is an append mode, this means that any write, regardless of where you seek to in the file, will be appended to the end of the file. Std::ios::ate will open the file at the end, but will allow you to seek and read and write to any position. Std::ios::trunc will delete the content of a file when it is opened for writing. This is the defualt behavior for an ofstream, so be aware. Finally std::ios::binary will open the file in binary mode. This will bypass the text formatter and just write the raw data bytes out to the stream. <text:span text:style-name="T2">You can open streams in multiple modes by using the binary or (pipe) character to combine the different flags. This example here will open a file for appending, in binary mode. Lets take a look at some code</text:span></text:p>
      <text:p text:style-name="P4"/>
      <text:p text:style-name="P5">&lt;fileio.cpp&gt;</text:p>
      <text:p text:style-name="P5"/>
      <text:p text:style-name="P5">In the next video, we will learning about string streams. Thank you for watc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7T13:25:53.726483059</meta:creation-date>
    <dc:date>2019-04-08T08:44:31.911770276</dc:date>
    <meta:editing-duration>PT13H31M57S</meta:editing-duration>
    <meta:editing-cycles>21</meta:editing-cycles>
    <meta:generator>LibreOffice/6.0.7.3$Linux_X86_64 LibreOffice_project/00m0$Build-3</meta:generator>
    <meta:document-statistic meta:table-count="0" meta:image-count="0" meta:object-count="0" meta:page-count="1" meta:paragraph-count="10" meta:word-count="503" meta:character-count="2743" meta:non-whitespace-character-count="2245"/>
  </office:meta>
</office:document-meta>
</file>